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867cm" table:align="left"/>
    </style:style>
    <style:style style:name="Table1.A" style:family="table-column">
      <style:table-column-properties style:column-width="1.625cm"/>
    </style:style>
    <style:style style:name="Table1.B" style:family="table-column">
      <style:table-column-properties style:column-width="3.33cm"/>
    </style:style>
    <style:style style:name="Table1.C" style:family="table-column">
      <style:table-column-properties style:column-width="4.91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 are <text:span text:style-name="Strong_20_Emphasis">clear, practical layout ideas</text:span> for your real-time multi-room chat app across <text:span text:style-name="Strong_20_Emphasis">mobile, tablet, and desktop</text:span>, designed around your core needs:</text:p>
      <text:list text:style-name="L1">
        <text:list-item>
          <text:p text:style-name="P1">👤 See who’s online</text:p>
        </text:list-item>
        <text:list-item>
          <text:p text:style-name="P1">🏠 Browse available rooms</text:p>
        </text:list-item>
        <text:list-item>
          <text:p text:style-name="P1">💬 View messages in the current room</text:p>
        </text:list-item>
      </text:list>
      <text:p text:style-name="Horizontal_20_Line"/>
      <text:h text:style-name="Heading_20_1" text:outline-level="1">📱 Mobile Layout (Small screens, priority = simplicity)</text:h>
      <text:h text:style-name="Heading_20_3" text:outline-level="3">🔹 Structure</text:h>
      <text:p text:style-name="Text_20_body">Use a <text:span text:style-name="Strong_20_Emphasis">tab-based or slide-out navigation</text:span>:</text:p>
      <text:p text:style-name="Text_20_body"><text:span text:style-name="Strong_20_Emphasis">Top bar</text:span></text:p>
      <text:list text:style-name="L2">
        <text:list-item>
          <text:p text:style-name="P2">Room name</text:p>
        </text:list-item>
        <text:list-item>
          <text:p text:style-name="P2">Online count (e.g. “#general • 12 online”)</text:p>
        </text:list-item>
        <text:list-item>
          <text:p text:style-name="P2">Menu icon ☰</text:p>
        </text:list-item>
      </text:list>
      <text:p text:style-name="Text_20_body"><text:span text:style-name="Strong_20_Emphasis">Main view (default)</text:span></text:p>
      <text:list text:style-name="L3">
        <text:list-item>
          <text:p text:style-name="P3">Chat messages (scrollable)</text:p>
        </text:list-item>
        <text:list-item>
          <text:p text:style-name="P3">Message input fixed at bottom</text:p>
        </text:list-item>
      </text:list>
      <text:p text:style-name="Text_20_body"><text:span text:style-name="Strong_20_Emphasis">Navigation options</text:span></text:p>
      <text:list text:style-name="L4">
        <text:list-item>
          <text:p text:style-name="P4"><text:span text:style-name="Strong_20_Emphasis">Swipe or tabs</text:span>:</text:p>
          <text:list>
            <text:list-item>
              <text:p text:style-name="P4">💬 Chat</text:p>
            </text:list-item>
            <text:list-item>
              <text:p text:style-name="P4">🏠 Rooms</text:p>
            </text:list-item>
            <text:list-item>
              <text:p text:style-name="P4">👥 Online</text:p>
            </text:list-item>
          </text:list>
        </text:list-item>
      </text:list>
      <text:p text:style-name="Text_20_body">OR</text:p>
      <text:list text:style-name="L5">
        <text:list-item>
          <text:p text:style-name="P5"><text:span text:style-name="Strong_20_Emphasis">Hamburger menu</text:span>:</text:p>
          <text:list>
            <text:list-item>
              <text:p text:style-name="P5">Rooms list</text:p>
            </text:list-item>
            <text:list-item>
              <text:p text:style-name="P5">Online users</text:p>
            </text:list-item>
          </text:list>
        </text:list-item>
      </text:list>
      <text:p text:style-name="Horizontal_20_Line"/>
      <text:h text:style-name="Heading_20_3" text:outline-level="3"><text:soft-page-break/>✅ Why this works</text:h>
      <text:list text:style-name="L6">
        <text:list-item>
          <text:p text:style-name="P6">Keeps chat front-and-center</text:p>
        </text:list-item>
        <text:list-item>
          <text:p text:style-name="P6">Avoids clutter</text:p>
        </text:list-item>
        <text:list-item>
          <text:p text:style-name="P6">Easy thumb navigation</text:p>
        </text:list-item>
      </text:list>
      <text:p text:style-name="Horizontal_20_Line"/>
      <text:h text:style-name="Heading_20_1" text:outline-level="1">📲 Tablet Layout (Balanced, semi-multitask)</text:h>
      <text:h text:style-name="Heading_20_3" text:outline-level="3">🔹 Structure</text:h>
      <text:p text:style-name="Text_20_body">Use a <text:span text:style-name="Strong_20_Emphasis">2–3 column adaptive layout</text:span>:</text:p>
      <text:p text:style-name="Text_20_body"><text:span text:style-name="Strong_20_Emphasis">Left sidebar (collapsible)</text:span></text:p>
      <text:list text:style-name="L7">
        <text:list-item>
          <text:p text:style-name="P7">Room list</text:p>
        </text:list-item>
      </text:list>
      <text:p text:style-name="Text_20_body"><text:span text:style-name="Strong_20_Emphasis">Center (main)</text:span></text:p>
      <text:list text:style-name="L8">
        <text:list-item>
          <text:p text:style-name="P8">Chat messages</text:p>
        </text:list-item>
      </text:list>
      <text:p text:style-name="Text_20_body"><text:span text:style-name="Strong_20_Emphasis">Right sidebar (optional or toggle)</text:span></text:p>
      <text:list text:style-name="L9">
        <text:list-item>
          <text:p text:style-name="P9">Online users</text:p>
        </text:list-item>
      </text:list>
      <text:p text:style-name="Horizontal_20_Line"/>
      <text:h text:style-name="Heading_20_3" text:outline-level="3">🧩 Variations</text:h>
      <text:list text:style-name="L10">
        <text:list-item>
          <text:p text:style-name="P10">Portrait → 2 columns (Rooms + Chat)</text:p>
        </text:list-item>
        <text:list-item>
          <text:p text:style-name="P10">Landscape → 3 columns (Rooms + Chat + Users)</text:p>
        </text:list-item>
      </text:list>
      <text:p text:style-name="Horizontal_20_Line"/>
      <text:h text:style-name="Heading_20_3" text:outline-level="3">✅ Why this works</text:h>
      <text:list text:style-name="L11">
        <text:list-item>
          <text:p text:style-name="P11">More visibility without overwhelming</text:p>
        </text:list-item>
        <text:list-item>
          <text:p text:style-name="P11">Great for multitasking</text:p>
        </text:list-item>
        <text:list-item>
          <text:p text:style-name="P11">Smooth transition from mobile UX</text:p>
        </text:list-item>
      </text:list>
      <text:p text:style-name="Horizontal_20_Line"/>
      <text:h text:style-name="Heading_20_1" text:outline-level="1"><text:soft-page-break/>🖥️ Desktop Layout (Full visibility &amp; power users)</text:h>
      <text:h text:style-name="Heading_20_3" text:outline-level="3">🔹 Structure (Recommended: 3-column layout)</text:h>
      <text:p text:style-name="Text_20_body"><text:span text:style-name="Strong_20_Emphasis">Left sidebar</text:span></text:p>
      <text:list text:style-name="L12">
        <text:list-item>
          <text:p text:style-name="P12">App logo</text:p>
        </text:list-item>
        <text:list-item>
          <text:p text:style-name="P12">Room list (with unread badges)</text:p>
        </text:list-item>
        <text:list-item>
          <text:p text:style-name="P12">Create/join room button</text:p>
        </text:list-item>
      </text:list>
      <text:p text:style-name="Text_20_body"><text:span text:style-name="Strong_20_Emphasis">Center (main chat)</text:span></text:p>
      <text:list text:style-name="L13">
        <text:list-item>
          <text:p text:style-name="P13">Messages</text:p>
        </text:list-item>
        <text:list-item>
          <text:p text:style-name="P13">Typing indicators</text:p>
        </text:list-item>
        <text:list-item>
          <text:p text:style-name="P13">Input box</text:p>
        </text:list-item>
      </text:list>
      <text:p text:style-name="Text_20_body"><text:span text:style-name="Strong_20_Emphasis">Right sidebar</text:span></text:p>
      <text:list text:style-name="L14">
        <text:list-item>
          <text:p text:style-name="P14">Online users</text:p>
        </text:list-item>
        <text:list-item>
          <text:p text:style-name="P14">Status indicators (🟢 🟡 🔴)</text:p>
        </text:list-item>
        <text:list-item>
          <text:p text:style-name="P14">Optional: user profiles / actions</text:p>
        </text:list-item>
      </text:list>
      <text:p text:style-name="Horizontal_20_Line"/>
      <text:h text:style-name="Heading_20_3" text:outline-level="3">🔥 Power features</text:h>
      <text:list text:style-name="L15">
        <text:list-item>
          <text:p text:style-name="P15">Resizable panels</text:p>
        </text:list-item>
        <text:list-item>
          <text:p text:style-name="P15">Search bar (top)</text:p>
        </text:list-item>
        <text:list-item>
          <text:p text:style-name="P15">Pinned messages</text:p>
        </text:list-item>
        <text:list-item>
          <text:p text:style-name="P15">Notifications panel</text:p>
        </text:list-item>
      </text:list>
      <text:p text:style-name="Horizontal_20_Line"/>
      <text:h text:style-name="Heading_20_3" text:outline-level="3">✅ Why this works</text:h>
      <text:list text:style-name="L16">
        <text:list-item>
          <text:p text:style-name="P16">Everything visible at once</text:p>
        </text:list-item>
        <text:list-item>
          <text:p text:style-name="P16">Fast switching between rooms</text:p>
        </text:list-item>
        <text:list-item>
          <text:p text:style-name="P16">Ideal for active communities</text:p>
        </text:list-item>
      </text:list>
      <text:p text:style-name="Horizontal_20_Line"/>
      <text:h text:style-name="Heading_20_1" text:outline-level="1"><text:soft-page-break/>🧭 Layout Summary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Device</text:p>
            </table:table-cell>
            <table:table-cell table:style-name="Table1.A1" office:value-type="string">
              <text:p text:style-name="Table_20_Heading">Layout Style</text:p>
            </table:table-cell>
            <table:table-cell table:style-name="Table1.A1" office:value-type="string">
              <text:p text:style-name="Table_20_Heading">Key Idea</text:p>
            </table:table-cell>
          </table:table-row>
        </table:table-header-rows>
        <table:table-row>
          <table:table-cell table:style-name="Table1.A1" office:value-type="string">
            <text:p text:style-name="Table_20_Contents">Mobile</text:p>
          </table:table-cell>
          <table:table-cell table:style-name="Table1.A1" office:value-type="string">
            <text:p text:style-name="Table_20_Contents">Single view + tabs</text:p>
          </table:table-cell>
          <table:table-cell table:style-name="Table1.A1" office:value-type="string">
            <text:p text:style-name="Table_20_Contents">Focus on chat, hide extras</text:p>
          </table:table-cell>
        </table:table-row>
        <table:table-row>
          <table:table-cell table:style-name="Table1.A1" office:value-type="string">
            <text:p text:style-name="Table_20_Contents">Tablet</text:p>
          </table:table-cell>
          <table:table-cell table:style-name="Table1.A1" office:value-type="string">
            <text:p text:style-name="Table_20_Contents">2–3 columns</text:p>
          </table:table-cell>
          <table:table-cell table:style-name="Table1.A1" office:value-type="string">
            <text:p text:style-name="Table_20_Contents">Balance visibility &amp; space</text:p>
          </table:table-cell>
        </table:table-row>
        <table:table-row>
          <table:table-cell table:style-name="Table1.A1" office:value-type="string">
            <text:p text:style-name="Table_20_Contents">Desktop</text:p>
          </table:table-cell>
          <table:table-cell table:style-name="Table1.A1" office:value-type="string">
            <text:p text:style-name="Table_20_Contents">3 columns</text:p>
          </table:table-cell>
          <table:table-cell table:style-name="Table1.A1" office:value-type="string">
            <text:p text:style-name="Table_20_Contents">Full control &amp; multitasking</text:p>
          </table:table-cell>
        </table:table-row>
      </table:table>
      <text:p text:style-name="Horizontal_20_Line"/>
      <text:h text:style-name="Heading_20_1" text:outline-level="1">🎯 Pro UX Tips</text:h>
      <text:list text:style-name="L17">
        <text:list-item>
          <text:p text:style-name="P17">Keep <text:span text:style-name="Strong_20_Emphasis">message input always visible</text:span></text:p>
        </text:list-item>
        <text:list-item>
          <text:p text:style-name="P17">Use <text:span text:style-name="Strong_20_Emphasis">presence indicators</text:span> (online/offline)</text:p>
        </text:list-item>
        <text:list-item>
          <text:p text:style-name="P17">Highlight <text:span text:style-name="Strong_20_Emphasis">active room clearly</text:span></text:p>
        </text:list-item>
        <text:list-item>
          <text:p text:style-name="P17">Add <text:span text:style-name="Strong_20_Emphasis">unread message badges</text:span></text:p>
        </text:list-item>
        <text:list-item>
          <text:p text:style-name="P17">Animate transitions (especially mobile ↔ tablet)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10:38:24.950273148</meta:creation-date>
    <dc:date>2026-03-18T10:40:12.405715528</dc:date>
    <meta:editing-duration>PT1M48S</meta:editing-duration>
    <meta:editing-cycles>1</meta:editing-cycles>
    <meta:document-statistic meta:table-count="1" meta:image-count="0" meta:object-count="0" meta:page-count="4" meta:paragraph-count="85" meta:word-count="354" meta:character-count="1922" meta:non-whitespace-character-count="1702"/>
    <meta:generator>LibreOffice/24.2.7.2$Linux_X86_64 LibreOffice_project/420$Build-2</meta:generator>
  </office:meta>
</office:document-meta>
</file>